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font-style="normal" fo:font-weight="bold"/>
    </style:style>
    <style:style style:name="P2" style:family="paragraph" style:parent-style-name="Text_20_body">
      <style:text-properties fo:font-variant="normal" fo:text-transform="none" fo:font-style="normal" fo:font-weight="normal"/>
    </style:style>
    <style:style style:name="P3" style:family="paragraph" style:parent-style-name="Text_20_body">
      <style:paragraph-properties fo:margin-top="0cm" fo:margin-bottom="0cm" loext:contextual-spacing="false"/>
    </style:style>
    <style:style style:name="T1" style:family="text">
      <style:text-properties fo:font-variant="normal" fo:text-transform="none"/>
    </style:style>
    <style:style style:name="T2" style:family="text">
      <style:text-properties fo:font-variant="normal" fo:text-transform="none" fo:font-style="normal" fo:font-weight="bold"/>
    </style:style>
    <style:style style:name="T3" style:family="text">
      <style:text-properties fo:font-variant="normal" fo:text-transform="none" fo:font-style="normal" fo:font-weight="normal"/>
    </style:style>
    <style:style style:name="T4" style:family="text">
      <style:text-properties fo:font-variant="normal" fo:text-transform="none" fo:font-style="normal" fo:font-weight="normal" officeooo:rsid="00175332"/>
    </style:style>
    <style:style style:name="T5" style:family="text">
      <style:text-properties fo:font-style="italic"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Front-End</text:p>
      <text:p text:style-name="Text_20_body"><text:span text:style-name="T2">Navigation:</text:span><text:span text:style-name="T1"> </text:span><text:span text:style-name="T5">(This is actually not front-end-only; but I didn't want to create another section for elements regarding both sides.)</text:span><text:span text:style-name="T1"> </text:span><text:span text:style-name="T3">One of the most important elements of the web (not just a website, the whole www) is navigation. Once we had </text:span><text:span text:style-name="T5">scroll</text:span><text:span text:style-name="T1"> </text:span><text:span text:style-name="T3">and it was so hard to move from page 2 to 249. Then we had </text:span><text:span text:style-name="T5">codex</text:span><text:span text:style-name="T1"> </text:span><text:span text:style-name="T3">that solved this problem; but was still limited in many ways. Web as a medium brought a much more flexible browsing/navigation experience. Thanks to the genius mechanism of resource identification (via URIs) millions of websites on the web work together. I can give a link here and you can jump to another site. I don't need to know how that other site works to be able to direct you to that other site/application.</text:span></text:p>
      <text:p text:style-name="P2">Navigation is not just the main menu of your site which is by itself also very important. 1. All the links on every page/screen on a website, 2. how and where those links go, 3. how people come to your website from outside together form the navigation system.</text:p>
      <text:p text:style-name="Text_20_body"><text:span text:style-name="T2">Content:</text:span><text:span text:style-name="T1"> </text:span><text:span text:style-name="T3">Content in text, picture, audio, video, and other forms. This is a website's main reason of existence.</text:span></text:p>
      <text:p text:style-name="Text_20_body"><text:span text:style-name="T2">Presentation: </text:span><text:span text:style-name="T3">Presentation of the content, layout of the screen, navigation, typography, colors, sizing of different elements on the screen, ... This is like your outfit and attitude as a person. You can have a great mind (content); but if you are arrogant (bad presentation) that will not reach its audience in the best way possible. </text:span><text:span text:style-name="T2">Good UX is vital.</text:span></text:p>
      <text:p text:style-name="P1"># Back-End</text:p>
      <text:p text:style-name="Text_20_body"><text:span text:style-name="T2">Auth:</text:span><text:span text:style-name="T1"> </text:span><text:span text:style-name="T3">Authentication and authorization. You will probably need a way to check if someone is who they claim to be and if they have the privileges to do the things they are trying to do.</text:span></text:p>
      <text:p text:style-name="Text_20_body"><text:span text:style-name="T2">Persistence:</text:span><text:span text:style-name="T1"> </text:span><text:span text:style-name="T3">You will need to save data somewhere. You can have different systems for different kinds of data such as an RDBMS for core objects of the system and plain text files for logs. (Logging for a web back-end is so important that you can consider it another element.)</text:span></text:p>
      <text:p text:style-name="Text_20_body"><text:span text:style-name="T2">Interface:</text:span><text:span text:style-name="T1"> </text:span><text:span text:style-name="T3">The back-end should be accessible from outside by the front-end and preferably by other services. A websites main interface would be serving HTML documents in response to GET requests with different URIs. It can also provide access to same resources in different formats and with different interfaces.</text:span></text:p>
      <text:p text:style-name="P3"><text:span text:style-name="T2">Processing:</text:span><text:span text:style-name="T1"> </text:span><text:span text:style-name="T3">A website can be totally static and processing in a system can mean just serving files on a disk; but most sites today do much more than that. So with each request to a resource, different things happen on the back-end. A POST request can cause updating/creation of a resource and a DELETE request can be served by removal of that resource. You may hear people calling this element </text:span><text:span text:style-name="T5">business logic</text:span><text:span text:style-name="T1"> </text:span><text:span text:style-name="T3">o</text:span><text:span text:style-name="T4">f the syst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2T13:34:50.575056471</meta:creation-date>
    <dc:date>2021-05-22T13:35:52.649974442</dc:date>
    <meta:editing-duration>PT1M3S</meta:editing-duration>
    <meta:editing-cycles>1</meta:editing-cycles>
    <meta:document-statistic meta:table-count="0" meta:image-count="0" meta:object-count="0" meta:page-count="1" meta:paragraph-count="10" meta:word-count="466" meta:character-count="2663" meta:non-whitespace-character-count="2207"/>
    <meta:generator>LibreOffice/6.0.7.3$Linux_X86_64 LibreOffice_project/00m0$Build-3</meta:generator>
  </office:meta>
</office:document-meta>
</file>